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CB00000296D12AC6D0.svm"/>
  <manifest:file-entry manifest:media-type="" manifest:full-path="Pictures/2000000700000CD200000758BEF1D32D.svm"/>
  <manifest:file-entry manifest:media-type="" manifest:full-path="Pictures/2000000700005DF400004737BD6C57B9.svm"/>
  <manifest:file-entry manifest:media-type="" manifest:full-path="Pictures/2000000700005F4C00004737CB341539.svm"/>
  <manifest:file-entry manifest:media-type="" manifest:full-path="Pictures/20000007000011C8000011FD072FACD1.svm"/>
  <manifest:file-entry manifest:media-type="" manifest:full-path="Pictures/2000000700005F4C0000379C8ABEE16D.svm"/>
  <manifest:file-entry manifest:media-type="" manifest:full-path="Pictures/20000007000014C700000F9C60BD5A8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style>
    <style:style style:name="P2" style:family="paragraph" style:parent-style-name="Footer">
      <style:paragraph-properties fo:text-align="end" style:justify-single-word="false"/>
    </style:style>
    <style:style style:name="P3" style:family="paragraph" style:parent-style-name="Standard">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style:font-size-asian="11pt" style:font-size-complex="11pt"/>
    </style:style>
    <style:style style:name="P6" style:family="paragraph" style:parent-style-name="Standard" style:list-style-name="L1">
      <style:text-properties style:font-name="Arial" fo:font-size="11pt" style:font-size-asian="11pt" style:font-size-complex="11pt"/>
    </style:style>
    <style:style style:name="P7" style:family="paragraph" style:parent-style-name="Standard">
      <style:paragraph-properties fo:text-align="justify" style:justify-single-word="false"/>
      <style:text-properties style:font-name="Arial" fo:font-size="11pt" style:font-size-asian="11pt" style:font-size-complex="11pt"/>
    </style:style>
    <style:style style:name="P8" style:family="paragraph" style:parent-style-name="Standard" style:list-style-name="L1">
      <style:paragraph-properties fo:text-align="justify" style:justify-single-word="false"/>
      <style:text-properties style:font-name="Arial" fo:font-size="11pt" style:font-size-asian="11pt" style:font-size-complex="11pt"/>
    </style:style>
    <style:style style:name="P9" style:family="paragraph" style:parent-style-name="Standard" style:list-style-name="L1">
      <style:paragraph-properties fo:text-align="justify" style:justify-single-word="false"/>
      <style:text-properties style:font-name="Arial" fo:font-size="11pt" style:font-size-asian="11pt" style:font-size-complex="11pt"/>
    </style:style>
    <style:style style:name="P10" style:family="paragraph" style:parent-style-name="Standard" style:list-style-name="L1">
      <style:paragraph-properties fo:text-align="justify" style:justify-single-word="false"/>
      <style:text-properties style:font-name="Arial" fo:font-size="11pt" style:font-size-asian="11pt" style:font-size-complex="11pt"/>
    </style:style>
    <style:style style:name="P11"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12" style:family="paragraph" style:parent-style-name="Standard">
      <style:text-properties fo:color="#000000" style:font-name="Arial" fo:font-size="11pt" style:font-size-asian="11pt" style:font-size-complex="11pt"/>
    </style:style>
    <style:style style:name="P13" style:family="paragraph" style:parent-style-name="Standard">
      <style:paragraph-properties fo:text-align="justify" style:justify-single-word="false"/>
      <style:text-properties fo:color="#000000" style:font-name="Arial" fo:font-size="11pt" style:font-size-asian="11pt" style:font-size-complex="11pt"/>
    </style:style>
    <style:style style:name="P14" style:family="paragraph" style:parent-style-name="Standard">
      <style:paragraph-properties fo:text-align="justify" style:justify-single-word="false"/>
      <style:text-properties fo:color="#000000" style:font-name="Arial" fo:font-size="11pt" fo:font-weight="normal" style:font-size-asian="11pt" style:font-weight-asian="normal" style:font-size-complex="11pt" style:font-weight-complex="normal"/>
    </style:style>
    <style:style style:name="P15" style:family="paragraph" style:parent-style-name="Standard">
      <style:paragraph-properties fo:text-align="justify" style:justify-single-word="false" fo:padding="0.049cm" fo:border-left="none" fo:border-right="none" fo:border-top="none" fo:border-bottom="0.002cm solid #000000" style:shadow="none"/>
      <style:text-properties style:font-name="Arial" fo:font-size="16pt" fo:font-weight="bold" style:font-size-asian="16pt" style:font-weight-asian="bold" style:font-size-complex="16pt" style:font-weight-complex="bold"/>
    </style:style>
    <style:style style:name="P16" style:family="paragraph">
      <style:text-properties fo:font-size="10pt" fo:font-style="italic" fo:font-weight="bold" style:font-size-asian="10pt" style:font-style-asian="italic" style:font-weight-asian="bold" style:font-size-complex="10pt" style:font-style-complex="italic" style:font-weight-complex="bold"/>
    </style:style>
    <style:style style:name="P17" style:family="paragraph">
      <style:text-properties fo:color="#ff0000" style:font-name="Arial" fo:font-size="8pt" style:font-size-asian="8pt" style:font-size-complex="8pt"/>
    </style:style>
    <style:style style:name="P18" style:family="paragraph">
      <style:text-properties fo:color="#000000" style:font-name="Times New Roman"/>
    </style:style>
    <style:style style:name="P19" style:family="paragraph">
      <style:paragraph-properties fo:text-align="justify"/>
      <style:text-properties fo:color="#000000" style:font-name="Times New Roman" fo:font-size="11pt" style:font-name-complex="Arial" style:font-size-complex="11pt"/>
    </style:style>
    <style:style style:name="P20" style:family="paragraph">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font-name="Arial"/>
    </style:style>
    <style:style style:name="T8" style:family="text">
      <style:text-properties fo:font-size="10pt" fo:font-style="italic" fo:font-weight="bold" style:font-size-asian="10pt" style:font-style-asian="italic" style:font-weight-asian="bold" style:font-size-complex="10pt" style:font-style-complex="italic" style:font-weight-complex="bold"/>
    </style:style>
    <style:style style:name="T9" style:family="text">
      <style:text-properties fo:color="#ff0000" style:font-name="Arial" fo:font-size="8pt" style:font-size-asian="8pt" style:font-size-complex="8pt"/>
    </style:style>
    <style:style style:name="T10"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11" style:family="text">
      <style:text-properties fo:color="#000000" style:font-name="Times New Roman" fo:font-size="10pt" fo:font-style="italic" fo:font-weight="bold" style:font-size-asian="10pt" style:font-style-asian="italic" style:font-weight-asian="bold" style:font-name-complex="Arial" style:font-size-complex="10pt" style:font-style-complex="italic" style:font-weight-complex="bold"/>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Ultrafine_20_Dashed" svg:stroke-color="#ff0000" draw:marker-end="Fin_20_de_20_línea_20_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fill-color="#ffffff" draw:textarea-vertical-align="middle" draw:auto-grow-width="true" fo:min-height="1.455cm" fo:min-width="13.3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width="0.049cm" svg:stroke-color="#ff0000" draw:fill="none" draw:fill-color="#ffffff" draw:textarea-vertical-align="middle" draw:auto-grow-width="false" fo:min-height="1.455cm" fo:min-width="15.097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859cm" svg:y="10.038cm" svg:width="3.283cm" svg:height="1.88cm" draw:z-index="2">
        <draw:image xlink:href="Pictures/2000000700000CD200000758BEF1D32D.svm" xlink:type="simple" xlink:show="embed" xlink:actuate="onLoad"/>
      </draw:frame>
      <draw:line text:anchor-type="page" text:anchor-page-number="1" draw:z-index="3" draw:style-name="gr1" draw:text-style-name="P1" svg:x1="6.14cm" svg:y1="10.957cm" svg:x2="7.107cm" svg:y2="10.957cm">
        <text:p/>
      </draw:line>
      <draw:line text:anchor-type="page" text:anchor-page-number="1" draw:z-index="4" draw:style-name="gr1" draw:text-style-name="P1" svg:x1="11.211cm" svg:y1="10.931cm" svg:x2="12.178cm" svg:y2="10.931cm">
        <text:p/>
      </draw:line>
      <text:p text:style-name="P11">FABRI SIS</text:p>
      <text:p text:style-name="P11">SISTEMA DE GESTIÓN DE PROYECTOS, INVENTARIO Y PARTES</text:p>
      <text:p text:style-name="P7"/>
      <text:p text:style-name="P7"/>
      <text:p text:style-name="P15"/>
      <text:p text:style-name="P15">Carga de Vales de consumo</text:p>
      <text:p text:style-name="P7"/>
      <text:p text:style-name="P7">Una vez que haya ingresado al sistema, deberá acceder al módulo de <text:span text:style-name="T1">Inventario </text:span>haciendo click en el nombre del módulo ubicado en el menú de sistema en el margen izquierdo de la pantalla. Seguidamente se mostrarán en el mismo menú los submódulos de Inventario disponibles, y nos dirigiremos a <text:span text:style-name="T1">“Movimientos”</text:span>. A continuación, ingresaremos a la pantalla de carga de Vales de consumo, haciendo click en <text:span text:style-name="T1">“Carga de movimientos”</text:span>.</text:p>
      <text:p text:style-name="P7"><draw:frame draw:style-name="fr2" draw:name="gráficos4" text:anchor-type="paragraph" svg:x="5.597cm" svg:y="0.37cm" svg:width="3.318cm" svg:height="3.971cm" draw:z-index="5"><draw:image xlink:href="Pictures/20000007000011C8000011FD072FACD1.svm" xlink:type="simple" xlink:show="embed" xlink:actuate="onLoad"/></draw:frame><draw:frame draw:style-name="fr2" draw:name="gráficos5" text:anchor-type="paragraph" svg:x="10.571cm" svg:y="0.593cm" svg:width="3.605cm" svg:height="3.48cm" draw:z-index="6"><draw:image xlink:href="Pictures/20000007000014C700000F9C60BD5A81.svm" xlink:type="simple" xlink:show="embed" xlink:actuate="onLoad"/></draw:frame></text:p>
      <text:p text:style-name="P7"/>
      <text:p text:style-name="P7">La pantalla de carga de Movimiento nos mostrará la cabecera de una movimiento vacio, cuyos datos deberemos completar. Para grabar un movimiento deberemos indicar su tipo. En este caso, cargaremos Vales de consumo, por lo que elegiremos esa opción en la lista de Tipos de movimientos.</text:p>
      <text:p text:style-name="P7"><draw:frame text:anchor-type="paragraph" draw:z-index="1" draw:style-name="gr2" draw:text-style-name="P16" svg:width="13.502cm" svg:height="1.657cm" svg:x="1.755cm" svg:y="0.36cm"><draw:text-box><text:p><text:span text:style-name="T8">IMPORTANTE:</text:span></text:p><text:p><text:span text:style-name="T8">La pantalla de carga de movimientos es la misma para todos los movimientos de </text:span></text:p><text:p><text:span text:style-name="T8">almacén, exepto las recepciones. Asegurese siempre de haber indicado el tipo correcto.</text:span></text:p></draw:text-box></draw:frame></text:p>
      <text:p text:style-name="P7"/>
      <text:p text:style-name="P7"/>
      <text:p text:style-name="P7"/>
      <text:p text:style-name="P7"/>
      <text:p text:style-name="P7">Podremos indicar el legajo de quier retira, y el de quien autoriza. Si no indicamos el autorizante, el sistema asumirá que es el usuario actual (quien está cargando el vale). Estos datos no son obligatorios en esta instancia. También se debe aclarar de qué almacén se retiran los artículos (al momento sólo el almacén principal está disponible). Finalmente, pueden registrarse observaciones que creamos pertinentes.</text:p>
      <text:p text:style-name="P7"/>
      <text:p text:style-name="P7">Una vez completados estos datos, procedemos a la carga de los artículos solicitados. Haciendo click sobre el botón <text:span text:style-name="T1">“Agregar”</text:span><text:span text:style-name="T4"> añadiremos líneas de detalle. </text:span></text:p>
      <text:p text:style-name="P4"/>
      <text:p text:style-name="P4">En cada línea son obligatorios: </text:p>
      <text:list text:style-name="L1">
        <text:list-item>
          <text:p text:style-name="P8"><text:span text:style-name="T4">el código del </text:span><text:span text:style-name="T1">artículo</text:span><text:span text:style-name="T4"> que deseamos incluir, que puede indicarse directamente o buscarse mediante el ícono </text:span><text:span text:style-name="T4"><draw:frame draw:style-name="fr3" draw:name="gráficos6" text:anchor-type="as-char" svg:width="0.506cm" svg:height="0.527cm" draw:z-index="7"><draw:image xlink:href="Pictures/20000007000002CB00000296D12AC6D0.svm" xlink:type="simple" xlink:show="embed" xlink:actuate="onLoad"/></draw:frame></text:span><text:span text:style-name="T4">, </text:span></text:p>
        </text:list-item>
        <text:list-item>
          <text:p text:style-name="P8"><text:span text:style-name="T4">la cantidad </text:span><text:span text:style-name="T1">solicitada</text:span></text:p>
        </text:list-item>
        <text:list-item>
          <text:p text:style-name="P8"><text:span text:style-name="T4">y el </text:span><text:span text:style-name="T1">proyecto</text:span><text:span text:style-name="T4"> (OT) que está en el segundo renglón del detalle.</text:span></text:p>
        </text:list-item>
      </text:list>
      <text:p text:style-name="P7"><draw:frame draw:style-name="fr4" draw:name="gráficos3" text:anchor-type="paragraph" svg:width="16.999cm" svg:height="12.883cm" draw:z-index="0"><draw:image xlink:href="Pictures/2000000700005DF400004737BD6C57B9.svm" xlink:type="simple" xlink:show="embed" xlink:actuate="onLoad"/></draw:frame><draw:rect text:anchor-type="paragraph" draw:z-index="8" draw:style-name="gr3" draw:text-style-name="P1" svg:width="13.362cm" svg:height="0.9cm" svg:x="3.501cm" svg:y="10.105cm"><text:p/></draw:rect><draw:line text:anchor-type="paragraph" draw:z-index="9" draw:style-name="gr4" draw:text-style-name="P1" svg:x1="3.501cm" svg:y1="10.582cm" svg:x2="2.522cm" svg:y2="10.582cm"><text:p/></draw:line><draw:frame text:anchor-type="paragraph" draw:z-index="10" draw:style-name="gr5" draw:text-style-name="P17" svg:width="2.054cm" svg:height="0.743cm" svg:x="0.337cm" svg:y="10.146cm"><draw:text-box><text:p><text:span text:style-name="T9">Descripción de detalle</text:span></text:p></draw:text-box></draw:frame><draw:rect text:anchor-type="paragraph" draw:z-index="11" draw:style-name="gr3" draw:text-style-name="P1" svg:width="13.362cm" svg:height="0.562cm" svg:x="3.501cm" svg:y="11.105cm"><text:p/></draw:rect><draw:line text:anchor-type="paragraph" draw:z-index="12" draw:style-name="gr4" draw:text-style-name="P1" svg:x1="3.501cm" svg:y1="11.402cm" svg:x2="2.84cm" svg:y2="11.402cm"><text:p/></draw:line><draw:frame text:anchor-type="paragraph" draw:z-index="13" draw:style-name="gr6" draw:text-style-name="P17" svg:width="2.726cm" svg:height="0.465cm" svg:x="0.162cm" svg:y="11.21cm"><draw:text-box><text:p><text:span text:style-name="T9">1º renglón del detalle</text:span></text:p></draw:text-box></draw:frame><draw:rect text:anchor-type="paragraph" draw:z-index="14" draw:style-name="gr3" draw:text-style-name="P1" svg:width="13.362cm" svg:height="0.562cm" svg:x="3.501cm" svg:y="11.77cm"><text:p/></draw:rect><draw:line text:anchor-type="paragraph" draw:z-index="15" draw:style-name="gr4" draw:text-style-name="P1" svg:x1="3.501cm" svg:y1="12.067cm" svg:x2="2.84cm" svg:y2="12.067cm"><text:p/></draw:line><draw:frame text:anchor-type="paragraph" draw:z-index="16" draw:style-name="gr6" draw:text-style-name="P17" svg:width="2.726cm" svg:height="0.465cm" svg:x="0.162cm" svg:y="11.875cm"><draw:text-box><text:p><text:span text:style-name="T9">2º renglón del detalle</text:span></text:p></draw:text-box></draw:frame><text:soft-page-break/></text:p>
      <text:p text:style-name="P7"/>
      <text:p text:style-name="P7"/>
      <text:p text:style-name="P13">La “Unidad de medida” debe dejarse en blanco para que el sistema recupere la unidad propia del artículo. Si la unidad de medida deseada fuese distinta de la del artículo, puede cambiarse, siempre y cuando la unidad nueva esté indicada en la tabla de conversiones del sistema. El sistema le indicará si esto es así, no permitiendole confirmar el vale hasta tener la información completa.</text:p>
      <text:p text:style-name="P13"/>
      <text:p text:style-name="P13">Además, puede indicarse una descripción adicional a la del artículo y observaciones que se crean pertinentes. La descripción se imprimirá en el vale, no así las observaciones.</text:p>
      <text:p text:style-name="P13"/>
      <text:p text:style-name="P13">Finalizada la carga de todos los artículos que se autorizan retirar, grabaremos la información haciendo click en el botón <text:span text:style-name="T1">“Grabar comprobante”</text:span><text:span text:style-name="T4">. En este momento </text:span>se debe declarar completo el vale haciendo click en el botón de <text:span text:style-name="T3">“Completar”</text:span><text:span text:style-name="T1">.</text:span></text:p>
      <text:p text:style-name="P13"/>
      <text:p text:style-name="P15">Confirmación de Vales de consumo</text:p>
      <text:p text:style-name="P7"/>
      <text:p text:style-name="P7">Una vez que haya ingresado al sistema, podrá observarse en la esquina superior derecha bajo el menú del usuario un mensaje indicando “Comprobantes pendientes: ” y la cantidad de comprobantes completos pero sin confirmar. Haciendo click en este mensaje, ingresaremos directamente a la pantalla de consulta de comprobantes de movimientos (vales de consumo en nuestro caso) que nos mostrará todos los movimientos pendientes de confirmación.</text:p>
      <text:p text:style-name="P7"/>
      <text:p text:style-name="P7"/>
      <text:p text:style-name="P7"><draw:frame draw:style-name="fr5" draw:name="gráficos8" text:anchor-type="paragraph" svg:width="16.999cm" svg:height="9.918cm" draw:z-index="17"><draw:image xlink:href="Pictures/2000000700005F4C0000379C8ABEE16D.svm" xlink:type="simple" xlink:show="embed" xlink:actuate="onLoad"/></draw:frame><text:soft-page-break/>Haciendo click en <text:span text:style-name="T5">“Editar”</text:span><text:span text:style-name="T6"> (a la derecha de la pantalla) veremos en detalle el comprobante correspondiente. </text:span></text:p>
      <text:p text:style-name="P7"><text:span text:style-name="T6"/></text:p>
      <text:p text:style-name="P13"><draw:frame draw:style-name="fr4" draw:name="gráficos2" text:anchor-type="paragraph" svg:width="16.999cm" svg:height="12.702cm" draw:z-index="18"><draw:image xlink:href="Pictures/2000000700005F4C00004737CB341539.svm" xlink:type="simple" xlink:show="embed" xlink:actuate="onLoad"/></draw:frame><text:span text:style-name="T1"/></text:p>
      <text:p text:style-name="P14"><draw:frame text:anchor-type="paragraph" draw:z-index="19" draw:style-name="gr7" draw:text-style-name="P20" svg:width="15.299cm" svg:height="2.902cm" svg:x="0.82cm" svg:y="1.487cm"><draw:text-box><text:p text:style-name="P18"><text:span text:style-name="T10">IMPORTANTE:</text:span></text:p><text:p text:style-name="P19"><text:span text:style-name="T11">Si se entrega una parte de la cantidad solicitada, y no se entregará el resto en un el corto plazo (por ejemplo 24 hs.) la diferencia entre lo solicitado y lo entregado debe consignarse en “Cant. anulada”. Esto es importante, puesto que para confirmar el vale y actualizar el stock es necesario que la cantidad solicitada se haya entregado o anulado. Es decir, la cantidad ENTREGADA más la cantidad ANULADA deber ser igual a la cantidad SOLICITADA.</text:span></text:p></draw:text-box></draw:frame><text:soft-page-break/><text:span text:style-name="T7">En este momento tendremos que indicar, sobre lo solicitado, qué cantidad se entregará</text:span> efectivamente a la persona que retira cuyo legajo debe especificarse si no figuraba anteriormente. </text:p>
      <text:p text:style-name="P14"/>
      <text:p text:style-name="P14"/>
      <text:p text:style-name="P14"/>
      <text:p text:style-name="P14"/>
      <text:p text:style-name="P14"/>
      <text:p text:style-name="P14"/>
      <text:p text:style-name="P14"/>
      <text:p text:style-name="P14"/>
      <text:p text:style-name="P14"/>
      <text:p text:style-name="P14">Finalmente, haciendo click en el botón<text:span text:style-name="T1"> </text:span><text:span text:style-name="T3">“Confirmar”</text:span> se actulizará el st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Fin_20_de_20_línea_20_2" draw:display-name="Fin de línea 2"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uan Manuel Cortez</meta:initial-creator>
    <meta:creation-date>2008-04-20T11:30:58</meta:creation-date>
    <dc:creator>Juan Manuel Cortez</dc:creator>
    <dc:date>2008-06-26T22:58:45</dc:date>
    <meta:printed-by>Juan Manuel Cortez</meta:printed-by>
    <meta:print-date>2008-04-20T13:13:45</meta:print-date>
    <meta:editing-cycles>14</meta:editing-cycles>
    <meta:editing-duration>PT21H47M16S</meta:editing-duration>
    <meta:user-defined meta:name="Info 1"/>
    <meta:user-defined meta:name="Info 2"/>
    <meta:user-defined meta:name="Info 3"/>
    <meta:user-defined meta:name="Info 4"/>
    <meta:document-statistic meta:table-count="0" meta:image-count="7" meta:object-count="0" meta:page-count="4" meta:paragraph-count="20" meta:word-count="505" meta:character-count="3224"/>
  </office:meta>
</office:document-meta>
</file>